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office:value-type="string">
            <text:p>Reguma</text:p>
          </table:table-cell>
          <table:table-cell table:style-name="ce0" office:value-type="string">
            <text:p>We've returned from our snowfields expedition.</text:p>
          </table:table-cell>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office:value-type="string">
            <text:p>I'd like to report our findings to the
Commander. Where is he?</text:p>
          </table:table-cell>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office:value-type="string">
            <text:p>SDU Member
“Welcome back! As expected of the Heavenly
Maidens!”</text:p>
          </table:table-cell>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office:value-type="string">
            <text:p>SDU Member
“You can find the Commander in the meeting
room on the second floor!”</text:p>
          </table:table-cell>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office:value-type="string">
            <text:p>SDU Member
“Oh, but right now he's in talks with a
messenger from the Midlands and a priest
from St. Yuria's church.”</text:p>
          </table:table-cell>
          <table:table-cell table:number-columns-repeated="1020"/>
        </table:table-row>
        <table:table-row>
          <table:table-cell table:style-name="ce0" office:value-type="string">
            <text:p>伝令兵と神官だと？</text:p>
          </table:table-cell>
          <table:table-cell table:style-name="ce0"/>
          <table:table-cell table:style-name="ce0" office:value-type="string">
            <text:p>Reguma</text:p>
          </table:table-cell>
          <table:table-cell table:style-name="ce0" office:value-type="string">
            <text:p>A messenger and a priest?</text:p>
          </table:table-cell>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office:value-type="string">
            <text:p>What could that be about...?</text:p>
          </table:table-cell>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4-24T20:27:13+02:00</meta:creation-date>
    <dc:date>2020-04-24T20:27:13+02:00</dc:date>
    <dc:title>Untitled Spreadsheet</dc:title>
    <dc:description/>
    <dc:subject/>
    <meta:keyword/>
    <meta:user-defined meta:name="Company">Microsoft Corporation</meta:user-defined>
    <meta:user-defined meta:name="category"/>
  </office:meta>
</office:document-meta>
</file>